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60000011F7FF28BDF2208E53B.png" manifest:media-type="image/png"/>
  <manifest:file-entry manifest:full-path="Pictures/1000000000000320000002156A514211DB9F41F0.jpg" manifest:media-type="image/jpeg"/>
  <manifest:file-entry manifest:full-path="Pictures/10000000000002F70000016FD8BEFA330F9B4E95.png" manifest:media-type="image/png"/>
  <manifest:file-entry manifest:full-path="Pictures/10000000000002DD000001ECBB47CE110B811A69.png" manifest:media-type="image/png"/>
  <manifest:file-entry manifest:full-path="Pictures/100000000000035F000002C54624DB49752553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Tahoma1" svg:font-family="Tahoma" style:font-family-generic="swiss"/>
    <style:font-face style:name="SWAstro" svg:font-family="SWAstro" style:font-pitch="variable"/>
    <style:font-face style:name="SWGrekc" svg:font-family="SWGrekc" style:font-pitch="variable"/>
    <style:font-face style:name="SWScrpc" svg:font-family="SWScrpc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style:font-name="Century Gothic" fo:font-size="28pt" style:font-size-asian="28pt" style:font-size-complex="28pt"/>
    </style:style>
    <style:style style:name="P2" style:family="paragraph">
      <style:text-properties style:font-name="Century Gothic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entury Gothic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entury 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PILOTE AUTOMATIQUE ÉLECTROMÉCANIQUE</text:span><text:span text:style-name="T1"><text:line-break/></text:span><text:span text:style-name="T1">TP5000</text:span></text:p>
          </draw:text-box>
        </draw:frame>
        <draw:frame draw:style-name="gr1" draw:text-style-name="P3" draw:layer="layout" svg:width="18.916cm" svg:height="12.602cm" svg:x="4.884cm" svg:y="5.598cm">
          <draw:image xlink:href="Pictures/1000000000000320000002156A514211DB9F41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3" draw:layer="layout" svg:width="23.539cm" svg:height="15.8cm" svg:x="2cm" svg:y="2.2cm">
          <draw:image xlink:href="Pictures/10000000000002DD000001ECBB47CE110B811A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3" draw:layer="layout" svg:width="26.763cm" svg:height="12.912cm" svg:x="0.72cm" svg:y="4.002cm">
          <draw:image xlink:href="Pictures/10000000000002F70000016FD8BEFA330F9B4E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5.199cm" svg:height="3.701cm" svg:x="1.4cm" svg:y="0.74cm" presentation:class="title" presentation:user-transformed="true">
          <draw:text-box>
            <text:p text:style-name="P2"><text:span text:style-name="T2">Chaîne d'énergie, chaîne d'information</text:span></text:p>
          </draw:text-box>
        </draw:frame>
        <draw:frame draw:style-name="gr1" draw:text-style-name="P3" draw:layer="layout" svg:width="19.475cm" svg:height="16cm" svg:x="4.151cm" svg:y="4.4cm">
          <draw:image xlink:href="Pictures/100000000000035F000002C54624DB49752553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Gain</text:span></text:p>
          </draw:text-box>
        </draw:frame>
        <draw:frame draw:style-name="gr1" draw:text-style-name="P3" draw:layer="layout" svg:width="26.6cm" svg:height="11cm" svg:x="0.8cm" svg:y="5.058cm">
          <draw:image xlink:href="Pictures/10000000000002B60000011F7FF28BDF2208E5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Tahoma1" svg:font-family="Tahoma" style:font-family-generic="swiss"/>
    <style:font-face style:name="SWAstro" svg:font-family="SWAstro" style:font-pitch="variable"/>
    <style:font-face style:name="SWGrekc" svg:font-family="SWGrekc" style:font-pitch="variable"/>
    <style:font-face style:name="SWScrpc" svg:font-family="SWScrpc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language="zxx" fo:country="none" fo:font-weight="bold" style:font-name-asian="Tahoma" style:font-family-asian="Tahoma" style:font-family-generic-asian="swiss" style:font-pitch-asian="variable" style:font-size-asian="18pt" style:language-asian="zxx" style:country-asian="none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language="zxx" fo:country="none" fo:font-weight="bold" style:font-name-asian="Tahoma" style:font-family-asian="Tahoma" style:font-family-generic-asian="swiss" style:font-pitch-asian="variable" style:font-size-asian="16pt" style:language-asian="zxx" style:country-asian="none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language="zxx" fo:country="none" fo:font-weight="bold" style:font-name-asian="Tahoma" style:font-family-asian="Tahoma" style:font-family-generic-asian="swiss" style:font-pitch-asian="variable" style:font-size-asian="14pt" style:language-asian="zxx" style:country-asian="none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1" style:font-family-asian="Tahoma" style:font-family-generic-asian="swiss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Tahoma1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Tahoma1" style:font-family-asian="Tahoma" style:font-family-generic-asian="swiss" style:language-asian="zxx" style:country-asian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5:14:22.443000000</meta:creation-date>
    <dc:date>2018-02-13T16:18:25.095000000</dc:date>
    <meta:editing-duration>PT48M51S</meta:editing-duration>
    <meta:editing-cycles>4</meta:editing-cycles>
    <meta:generator>LibreOffice/5.0.2.2$Windows_x86 LibreOffice_project/37b43f919e4de5eeaca9b9755ed688758a8251fe</meta:generator>
    <meta:document-statistic meta:object-count="39"/>
  </office:meta>
</office:document-meta>
</file>